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Fonts/Font_Linux_Libertine_G_4.ttf" manifest:media-type="application/x-font-ttf"/>
  <manifest:file-entry manifest:full-path="Fonts/Font_Linux_Libertine_G_3.ttf" manifest:media-type="application/x-font-ttf"/>
  <manifest:file-entry manifest:full-path="Fonts/Font_Linux_Libertine_G_2.ttf" manifest:media-type="application/x-font-ttf"/>
  <manifest:file-entry manifest:full-path="Fonts/Font_Linux_Libertine_G_1.ttf" manifest:media-type="application/x-font-ttf"/>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automatic-styles>
    <style:style style:name="P1" style:family="paragraph" style:parent-style-name="Standard" style:master-page-name="Standard">
      <style:paragraph-properties style:page-number="1"/>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3" style:family="paragraph" style:parent-style-name="Standard">
      <style:paragraph-properties fo:margin-top="0in" fo:margin-bottom="0.2083in" style:contextual-spacing="false" fo:line-height="150%"/>
      <style:text-properties fo:font-size="13.5pt" style:font-size-asian="13.5pt" style:font-size-complex="13.5pt"/>
    </style:style>
    <style:style style:name="P4" style:family="paragraph" style:parent-style-name="Standard" style:list-style-name="WWNum2">
      <style:paragraph-properties fo:margin-left="0.5in" fo:margin-right="0in" fo:margin-top="0in" fo:margin-bottom="0in" style:contextual-spacing="false" fo:line-height="150%" fo:text-indent="-0.25in" style:auto-text-indent="false"/>
      <style:text-properties fo:color="#06090a" loext:opacity="100%" fo:font-size="13.5pt" style:font-size-asian="13.5pt" style:font-size-complex="13.5pt"/>
    </style:style>
    <style:style style:name="P5" style:family="paragraph" style:parent-style-name="Standard" style:list-style-name="WWNum2">
      <style:paragraph-properties fo:margin-left="0.5in" fo:margin-right="0in" fo:margin-top="0in" fo:margin-bottom="0.111in" style:contextual-spacing="false" fo:line-height="150%" fo:text-indent="-0.25in" style:auto-text-indent="false"/>
      <style:text-properties fo:color="#06090a" loext:opacity="100%" fo:font-size="13.5pt" style:font-size-asian="13.5pt" style:font-size-complex="13.5pt"/>
    </style:style>
    <style:style style:name="P6" style:family="paragraph" style:parent-style-name="Standard">
      <style:paragraph-properties fo:margin-left="0.5in" fo:margin-right="0in" fo:margin-top="0in" fo:margin-bottom="0.111in" style:contextual-spacing="false" fo:line-height="150%" fo:text-indent="0in" style:auto-text-indent="false"/>
      <style:text-properties fo:color="#06090a" loext:opacity="100%" fo:font-size="13.5pt" style:font-size-asian="13.5pt" style:font-size-complex="13.5pt"/>
    </style:style>
    <style:style style:name="P7" style:family="paragraph" style:parent-style-name="Standard">
      <style:paragraph-properties fo:margin-left="0in" fo:margin-right="0in" fo:margin-top="0in" fo:margin-bottom="0.111in" style:contextual-spacing="false" fo:line-height="150%" fo:text-indent="0in" style:auto-text-indent="false"/>
      <style:text-properties fo:font-size="13.5pt" style:font-size-asian="13.5pt" style:font-size-complex="13.5pt"/>
    </style:style>
    <style:style style:name="P8" style:family="paragraph" style:parent-style-name="Standard" style:list-style-name="WWNum1">
      <style:paragraph-properties fo:margin-left="0.5in" fo:margin-right="0in" fo:margin-top="0in" fo:margin-bottom="0in" style:contextual-spacing="false" fo:line-height="150%" fo:text-indent="-0.25in" style:auto-text-indent="false"/>
      <style:text-properties fo:color="#06090a" loext:opacity="100%" fo:font-size="13.5pt" style:font-size-asian="13.5pt" style:font-size-complex="13.5pt"/>
    </style:style>
    <style:style style:name="P9" style:family="paragraph" style:parent-style-name="Standard" style:list-style-name="WWNum1">
      <style:paragraph-properties fo:margin-left="0.5in" fo:margin-right="0in" fo:margin-top="0in" fo:margin-bottom="0.111in" style:contextual-spacing="false" fo:line-height="150%" fo:text-indent="-0.25in" style:auto-text-indent="false"/>
      <style:text-properties fo:color="#06090a" loext:opacity="100%" fo:font-size="13.5pt" style:font-size-asian="13.5pt" style:font-size-complex="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Foundation Of CrossFit: Moving With Proper Mechanics</text:p>
      <text:p text:style-name="P2">Josh Melendez</text:p>
      <text:p text:style-name="P2"/>
      <text:p text:style-name="P2">Sep 11, 2024</text:p>
      <text:p text:style-name="Standard"/>
      <text:p text:style-name="Standard"/>
      <text:p text:style-name="P3">CrossFit is synonymous with intense workouts, camaraderie, and pushing physical limits. But besides the adrenaline and the thrill of competition, there's a fundamental principle that often gets overlooked: proper mechanics. Before you leap into the intensity of CrossFit, it's crucial to lay down the foundation of movement with precision and care.</text:p>
      <text:p text:style-name="P3"/>
      <text:p text:style-name="P3">CrossFit, at its core, is a high-intensity fitness program that combines elements of various exercises, including weightlifting, gymnastics, and cardiovascular conditioning. It's designed to be broad, general, and inclusive, with workouts that are constantly varied to keep participants engaged and challenged. However, this variability and intensity can pose risks, especially when proper mechanics are neglected.</text:p>
      <text:p text:style-name="P3"/>
      <text:p text:style-name="P3">One of the most common misconceptions about CrossFit is that it's all about going hard and fast, pushing through the pain, and sacrificing form for speed. While intensity is indeed a key component, it should never come at the expense of proper movement mechanics. In fact, prioritizing technique over intensity is not only essential for injury prevention but also crucial for long-term progress and performance.</text:p>
      <text:p text:style-name="P3"/>
      <text:p text:style-name="P3"><text:soft-page-break/>Think of proper mechanics as the foundation of a sturdy building. Without a solid foundation, no amount of intensity or effort can sustain the structure. Similarly, without proper movement patterns, the body is susceptible to injury, imbalances, and plateaus in performance. Whether you're lifting weights, performing bodyweight exercises, or engaging in cardiovascular activities, mastering proper mechanics lays the groundwork for safe and effective training.</text:p>
      <text:p text:style-name="P3"/>
      <text:p text:style-name="P3">Let's take a closer look at why moving with proper mechanics is paramount in the context of CrossFit:</text:p>
      <text:list text:style-name="WWNum2">
        <text:list-item>
          <text:p text:style-name="P4">Injury Prevention: CrossFit involves a wide range of movements, from squats and deadlifts to pull-ups and box jumps. Performing these movements with incorrect form not only diminishes their effectiveness but also increases the risk of injury. For example, a squat performed with a rounded back puts excessive strain on the spine, leading to potential disc herniation or muscle strains. By focusing on proper mechanics, you minimize the risk of such injuries and create a safer training environment for yourself and others.</text:p>
        </text:list-item>
        <text:list-item>
          <text:p text:style-name="P4">Efficient Movement: Proper mechanics optimize biomechanical efficiency, allowing you to generate more power with less effort. For instance, a clean and jerk executed with proper technique maximizes the transfer of force from the legs to the barbell, resulting in a more efficient lift. Conversely, poor mechanics lead to energy leaks and inefficiencies, ultimately hindering performance and progress. By honing your movement patterns, you can move more weight, complete more repetitions, and improve your overall fitness capacity.</text:p>
        </text:list-item>
        <text:list-item>
          <text:p text:style-name="P4"><text:soft-page-break/>Skill Acquisition: Many CrossFit movements require a combination of strength, coordination, and flexibility. Mastering these movements takes time and practice, but it all starts with proper mechanics. By breaking down complex movements into their fundamental components and focusing on technique, you can gradually build proficiency and confidence. Whether it's mastering the kipping pull-up or perfecting the overhead squat, prioritizing proper mechanics accelerates the learning process and sets the stage for mastery.</text:p>
        </text:list-item>
        <text:list-item>
          <text:p text:style-name="P5">Long-Term Progress: CrossFit is not just about short-term gains; it's about sustainable progress over the long haul. Proper mechanics play a pivotal role in this journey by laying down a solid foundation for continued growth and development. By ingraining correct movement patterns early on, you minimize the risk of overuse injuries, joint wear and tear, and movement dysfunctions. This, in turn, allows you to train consistently and make steady gains without setbacks or setbacks.</text:p>
        </text:list-item>
      </text:list>
      <text:p text:style-name="P6"/>
      <text:p text:style-name="P7">So, how can you ensure that you're moving with proper mechanics in your CrossFit workouts? Here are a few tips to keep in mind:</text:p>
      <text:list text:style-name="WWNum1">
        <text:list-item>
          <text:p text:style-name="P8">Seek Professional Guidance: Work with certified CrossFit trainers who can provide personalized instruction and feedback on your form. They can help you identify areas for improvement and offer corrective cues to refine your technique.</text:p>
        </text:list-item>
        <text:list-item>
          <text:p text:style-name="P8">Start Light and Progress Gradually: Don't rush into heavy weights or advanced movements without mastering the basics first. Begin with light loads or scaled variations, and gradually increase the intensity as your technique improves.</text:p>
        </text:list-item>
        <text:list-item>
          <text:p text:style-name="P8">Focus on Quality Over Quantity: Emphasize quality movement patterns <text:soft-page-break/>over sheer volume or speed. Slow down, pay attention to your body positioning, and prioritize proper alignment and stability.</text:p>
        </text:list-item>
        <text:list-item>
          <text:p text:style-name="P9">Listen to Your Body: Pay attention to how your body feels during workouts. If something doesn't feel right or causes discomfort, stop and reassess your form. It's better to err on the side of caution than to risk injury.</text:p>
        </text:list-item>
      </text:list>
      <text:p text:style-name="P3"/>
      <text:p text:style-name="P3">Moving with proper mechanics is the cornerstone of effective and sustainable CrossFit training. Before you dive headfirst into the intensity of the workouts, take the time to master the foundational movement patterns. Not only will this reduce the risk of injury and improve your performance, but it will also lay the groundwork for long-term success in your fitness journey. Remember: technique first, intensity secon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lef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fo:color="#06090a" loext:opacity="100%" fo:font-size="13.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6090a" loext:opacity="100%" fo:font-size="13.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MacOSX_AARCH64 LibreOffice_project/8399f6259d8c87f40e7255cdb3c9b958f5e08948</meta:generator>
    <meta:editing-cycles>1</meta:editing-cycles>
    <meta:editing-duration>PT15S</meta:editing-duration>
    <dc:contributor>Josh Melendez - CrossFit Be Someone</dc:contributor>
    <dc:subject>workout mechanics</dc:subject>
    <dc:title>The Foundaton of CrossFit - Moving with Proper Mechanics</dc:title>
    <dc:source>https://www.crossfitbesomeone.com/blog/the-foundation-of-crossfit-moving-with-proper-mechanics</dc:source>
    <dc:date>2026-03-16T16:14:17.599634000</dc:date>
    <meta:document-statistic meta:table-count="0" meta:image-count="0" meta:object-count="0" meta:page-count="4" meta:paragraph-count="18" meta:word-count="799" meta:character-count="5313" meta:non-whitespace-character-count="4540"/>
  </office:meta>
</office:document-meta>
</file>